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3" table:default-cell-style-name="Default"/>
        <table:table-row table:style-name="ro1">
          <table:table-cell office:value-type="string" calcext:value-type="string">
            <text:p>Solving the port with OpenParEM2D with 0.0001 convergence criteria on Zo takes 22 iterations with the following results: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Zo</text:p>
          </table:table-cell>
          <table:table-cell office:value-type="string" calcext:value-type="string">
            <text:p>alpha, dB/m</text:p>
          </table:table-cell>
          <table:table-cell office:value-type="string" calcext:value-type="string">
            <text:p>beta, rad/m</text:p>
          </table:table-cell>
          <table:table-cell office:value-type="string" calcext:value-type="string">
            <text:p>length, mm</text:p>
          </table:table-cell>
          <table:table-cell office:value-type="string" calcext:value-type="string">
            <text:p>total loss, dB</text:p>
          </table:table-cell>
          <table:table-cell office:value-type="string" calcext:value-type="string">
            <text:p>total delay, deg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ven mode</text:p>
          </table:table-cell>
          <table:table-cell office:value-type="float" office:value="26.477512" calcext:value-type="float">
            <text:p>26.477512</text:p>
          </table:table-cell>
          <table:table-cell office:value-type="float" office:value="1.6325739" calcext:value-type="float">
            <text:p>1.6325739</text:p>
          </table:table-cell>
          <table:table-cell office:value-type="float" office:value="375.91135" calcext:value-type="float">
            <text:p>375.91135</text:p>
          </table:table-cell>
          <table:table-cell office:value-type="float" office:value="2" calcext:value-type="float">
            <text:p>2</text:p>
          </table:table-cell>
          <table:table-cell table:formula="of:=-[.C3]*[.E3]/1000" office:value-type="float" office:value="-0.0032651478" calcext:value-type="float">
            <text:p>-0.0032651478</text:p>
          </table:table-cell>
          <table:table-cell table:formula="of:=-[.D3]*[.E3]/1000*180/PI()" office:value-type="float" office:value="-43.0762676521302" calcext:value-type="float">
            <text:p>-43.076267652130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dd mode</text:p>
          </table:table-cell>
          <table:table-cell office:value-type="float" office:value="90.379904" calcext:value-type="float">
            <text:p>90.379904</text:p>
          </table:table-cell>
          <table:table-cell office:value-type="float" office:value="1.6322414" calcext:value-type="float">
            <text:p>1.6322414</text:p>
          </table:table-cell>
          <table:table-cell office:value-type="float" office:value="375.83732" calcext:value-type="float">
            <text:p>375.83732</text:p>
          </table:table-cell>
          <table:table-cell office:value-type="float" office:value="2" calcext:value-type="float">
            <text:p>2</text:p>
          </table:table-cell>
          <table:table-cell table:formula="of:=-[.C4]*[.E4]/1000" office:value-type="float" office:value="-0.0032644828" calcext:value-type="float">
            <text:p>-0.0032644828</text:p>
          </table:table-cell>
          <table:table-cell table:formula="of:=-[.D4]*[.E4]/1000*180/PI()" office:value-type="float" office:value="-43.0677844390155" calcext:value-type="float">
            <text:p>-43.0677844390155</text:p>
          </table:table-cell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Results from OpenParEM3D:</text:p>
          </table:table-cell>
          <table:table-cell table:number-columns-repeated="32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#Touchstone format</text:p>
          </table:table-cell>
          <table:table-cell office:value-type="string" calcext:value-type="string">
            <text:p>DB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#frequency unit</text:p>
          </table:table-cell>
          <table:table-cell office:value-type="string" calcext:value-type="string">
            <text:p>GHz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#number of frequencies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#number of ports</text:p>
          </table:table-cell>
          <table:table-cell office:value-type="float" office:value="4" calcext:value-type="float">
            <text:p>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#S-port 1</text:p>
          </table:table-cell>
          <table:table-cell office:value-type="string" calcext:value-type="string">
            <text:p>comm_in</text:p>
          </table:table-cell>
          <table:table-cell office:value-type="string" calcext:value-type="string">
            <text:p>not renormaliz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S-port 2</text:p>
          </table:table-cell>
          <table:table-cell office:value-type="string" calcext:value-type="string">
            <text:p>diff_in</text:p>
          </table:table-cell>
          <table:table-cell office:value-type="string" calcext:value-type="string">
            <text:p>not renormaliz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S-port 3</text:p>
          </table:table-cell>
          <table:table-cell office:value-type="string" calcext:value-type="string">
            <text:p>comm_out</text:p>
          </table:table-cell>
          <table:table-cell office:value-type="string" calcext:value-type="string">
            <text:p>not renormaliz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S-port 4</text:p>
          </table:table-cell>
          <table:table-cell office:value-type="string" calcext:value-type="string">
            <text:p>diff_out</text:p>
          </table:table-cell>
          <table:table-cell office:value-type="string" calcext:value-type="string">
            <text:p>not renormalized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prior iterations pre-pended by #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#Frequency(GHz)</text:p>
          </table:table-cell>
          <table:table-cell office:value-type="string" calcext:value-type="string">
            <text:p>dB(S(1;1))</text:p>
          </table:table-cell>
          <table:table-cell office:value-type="string" calcext:value-type="string">
            <text:p>deg(S(1;1))</text:p>
          </table:table-cell>
          <table:table-cell office:value-type="string" calcext:value-type="string">
            <text:p>dB(S(2;1))</text:p>
          </table:table-cell>
          <table:table-cell office:value-type="string" calcext:value-type="string">
            <text:p>deg(S(2;1))</text:p>
          </table:table-cell>
          <table:table-cell office:value-type="string" calcext:value-type="string">
            <text:p>dB(S(3;1))</text:p>
          </table:table-cell>
          <table:table-cell office:value-type="string" calcext:value-type="string">
            <text:p>deg(S(3;1))</text:p>
          </table:table-cell>
          <table:table-cell office:value-type="string" calcext:value-type="string">
            <text:p>dB(S(4;1))</text:p>
          </table:table-cell>
          <table:table-cell office:value-type="string" calcext:value-type="string">
            <text:p>deg(S(4;1))</text:p>
          </table:table-cell>
          <table:table-cell office:value-type="string" calcext:value-type="string">
            <text:p>dB(S(1;2))</text:p>
          </table:table-cell>
          <table:table-cell office:value-type="string" calcext:value-type="string">
            <text:p>deg(S(1;2))</text:p>
          </table:table-cell>
          <table:table-cell office:value-type="string" calcext:value-type="string">
            <text:p>dB(S(2;2))</text:p>
          </table:table-cell>
          <table:table-cell office:value-type="string" calcext:value-type="string">
            <text:p>deg(S(2;2))</text:p>
          </table:table-cell>
          <table:table-cell office:value-type="string" calcext:value-type="string">
            <text:p>dB(S(3;2))</text:p>
          </table:table-cell>
          <table:table-cell office:value-type="string" calcext:value-type="string">
            <text:p>deg(S(3;2))</text:p>
          </table:table-cell>
          <table:table-cell office:value-type="string" calcext:value-type="string">
            <text:p>dB(S(4;2))</text:p>
          </table:table-cell>
          <table:table-cell office:value-type="string" calcext:value-type="string">
            <text:p>deg(S(4;2))</text:p>
          </table:table-cell>
          <table:table-cell office:value-type="string" calcext:value-type="string">
            <text:p>dB(S(1;3))</text:p>
          </table:table-cell>
          <table:table-cell office:value-type="string" calcext:value-type="string">
            <text:p>deg(S(1;3))</text:p>
          </table:table-cell>
          <table:table-cell office:value-type="string" calcext:value-type="string">
            <text:p>dB(S(2;3))</text:p>
          </table:table-cell>
          <table:table-cell office:value-type="string" calcext:value-type="string">
            <text:p>deg(S(2;3))</text:p>
          </table:table-cell>
          <table:table-cell office:value-type="string" calcext:value-type="string">
            <text:p>dB(S(3;3))</text:p>
          </table:table-cell>
          <table:table-cell office:value-type="string" calcext:value-type="string">
            <text:p>deg(S(3;3))</text:p>
          </table:table-cell>
          <table:table-cell office:value-type="string" calcext:value-type="string">
            <text:p>dB(S(4;3))</text:p>
          </table:table-cell>
          <table:table-cell office:value-type="string" calcext:value-type="string">
            <text:p>deg(S(4;3))</text:p>
          </table:table-cell>
          <table:table-cell office:value-type="string" calcext:value-type="string">
            <text:p>dB(S(1;4))</text:p>
          </table:table-cell>
          <table:table-cell office:value-type="string" calcext:value-type="string">
            <text:p>deg(S(1;4))</text:p>
          </table:table-cell>
          <table:table-cell office:value-type="string" calcext:value-type="string">
            <text:p>dB(S(2;4))</text:p>
          </table:table-cell>
          <table:table-cell office:value-type="string" calcext:value-type="string">
            <text:p>deg(S(2;4))</text:p>
          </table:table-cell>
          <table:table-cell office:value-type="string" calcext:value-type="string">
            <text:p>dB(S(3;4))</text:p>
          </table:table-cell>
          <table:table-cell office:value-type="string" calcext:value-type="string">
            <text:p>deg(S(3;4))</text:p>
          </table:table-cell>
          <table:table-cell office:value-type="string" calcext:value-type="string">
            <text:p>dB(S(4;4))</text:p>
          </table:table-cell>
          <table:table-cell office:value-type="string" calcext:value-type="string">
            <text:p>deg(S(4;4))</text:p>
          </table:table-cell>
        </table:table-row>
        <table:table-row table:style-name="ro1">
          <table:table-cell office:value-type="string" calcext:value-type="string">
            <text:p>#10</text:p>
          </table:table-cell>
          <table:table-cell office:value-type="float" office:value="-43.2316246731981" calcext:value-type="float">
            <text:p>-43.2316246731981</text:p>
          </table:table-cell>
          <table:table-cell office:value-type="float" office:value="-114.906984757186" calcext:value-type="float">
            <text:p>-114.906984757186</text:p>
          </table:table-cell>
          <table:table-cell office:value-type="float" office:value="-59.0319771145465" calcext:value-type="float">
            <text:p>-59.0319771145465</text:p>
          </table:table-cell>
          <table:table-cell office:value-type="float" office:value="141.5674684856" calcext:value-type="float">
            <text:p>141.5674684856</text:p>
          </table:table-cell>
          <table:table-cell office:value-type="float" office:value="-0.0410770020688179" calcext:value-type="float">
            <text:p>-0.041077002068818</text:p>
          </table:table-cell>
          <table:table-cell office:value-type="float" office:value="-43.4402307635181" calcext:value-type="float">
            <text:p>-43.4402307635181</text:p>
          </table:table-cell>
          <table:table-cell office:value-type="float" office:value="-50.6477464558696" calcext:value-type="float">
            <text:p>-50.6477464558696</text:p>
          </table:table-cell>
          <table:table-cell office:value-type="float" office:value="-64.956513232403" calcext:value-type="float">
            <text:p>-64.956513232403</text:p>
          </table:table-cell>
          <table:table-cell office:value-type="float" office:value="-59.0319771145465" calcext:value-type="float">
            <text:p>-59.0319771145465</text:p>
          </table:table-cell>
          <table:table-cell office:value-type="float" office:value="141.5674684856" calcext:value-type="float">
            <text:p>141.5674684856</text:p>
          </table:table-cell>
          <table:table-cell office:value-type="float" office:value="-38.4714833293729" calcext:value-type="float">
            <text:p>-38.4714833293729</text:p>
          </table:table-cell>
          <table:table-cell office:value-type="float" office:value="-126.661013017772" calcext:value-type="float">
            <text:p>-126.661013017772</text:p>
          </table:table-cell>
          <table:table-cell office:value-type="float" office:value="-50.8471722296698" calcext:value-type="float">
            <text:p>-50.8471722296698</text:p>
          </table:table-cell>
          <table:table-cell office:value-type="float" office:value="153.348219840791" calcext:value-type="float">
            <text:p>153.348219840791</text:p>
          </table:table-cell>
          <table:table-cell office:value-type="float" office:value="-0.046608946057255" calcext:value-type="float">
            <text:p>-0.046608946057255</text:p>
          </table:table-cell>
          <table:table-cell office:value-type="float" office:value="-43.5951316672646" calcext:value-type="float">
            <text:p>-43.5951316672646</text:p>
          </table:table-cell>
          <table:table-cell office:value-type="float" office:value="-0.0410770020688179" calcext:value-type="float">
            <text:p>-0.041077002068818</text:p>
          </table:table-cell>
          <table:table-cell office:value-type="float" office:value="-43.4402307635181" calcext:value-type="float">
            <text:p>-43.4402307635181</text:p>
          </table:table-cell>
          <table:table-cell office:value-type="float" office:value="-50.8471722296698" calcext:value-type="float">
            <text:p>-50.8471722296698</text:p>
          </table:table-cell>
          <table:table-cell office:value-type="float" office:value="153.348219840791" calcext:value-type="float">
            <text:p>153.348219840791</text:p>
          </table:table-cell>
          <table:table-cell office:value-type="float" office:value="-42.6395772794728" calcext:value-type="float">
            <text:p>-42.6395772794728</text:p>
          </table:table-cell>
          <table:table-cell office:value-type="float" office:value="-106.50972792511" calcext:value-type="float">
            <text:p>-106.50972792511</text:p>
          </table:table-cell>
          <table:table-cell office:value-type="float" office:value="-63.8659416434575" calcext:value-type="float">
            <text:p>-63.8659416434575</text:p>
          </table:table-cell>
          <table:table-cell office:value-type="float" office:value="-55.2412811857607" calcext:value-type="float">
            <text:p>-55.2412811857607</text:p>
          </table:table-cell>
          <table:table-cell office:value-type="float" office:value="-50.6477464558696" calcext:value-type="float">
            <text:p>-50.6477464558696</text:p>
          </table:table-cell>
          <table:table-cell office:value-type="float" office:value="-64.956513232403" calcext:value-type="float">
            <text:p>-64.956513232403</text:p>
          </table:table-cell>
          <table:table-cell office:value-type="float" office:value="-0.046608946057255" calcext:value-type="float">
            <text:p>-0.046608946057255</text:p>
          </table:table-cell>
          <table:table-cell office:value-type="float" office:value="-43.5951316672646" calcext:value-type="float">
            <text:p>-43.5951316672646</text:p>
          </table:table-cell>
          <table:table-cell office:value-type="float" office:value="-63.8659416434575" calcext:value-type="float">
            <text:p>-63.8659416434575</text:p>
          </table:table-cell>
          <table:table-cell office:value-type="float" office:value="-55.2412811857607" calcext:value-type="float">
            <text:p>-55.2412811857607</text:p>
          </table:table-cell>
          <table:table-cell office:value-type="float" office:value="-38.046527148584" calcext:value-type="float">
            <text:p>-38.046527148584</text:p>
          </table:table-cell>
          <table:table-cell office:value-type="float" office:value="-114.531005461117" calcext:value-type="float">
            <text:p>-114.531005461117</text:p>
          </table:table-cell>
        </table:table-row>
        <table:table-row table:style-name="ro1">
          <table:table-cell office:value-type="string" calcext:value-type="string">
            <text:p>#10</text:p>
          </table:table-cell>
          <table:table-cell office:value-type="float" office:value="-44.1694187392275" calcext:value-type="float">
            <text:p>-44.1694187392275</text:p>
          </table:table-cell>
          <table:table-cell office:value-type="float" office:value="-114.537349715012" calcext:value-type="float">
            <text:p>-114.537349715012</text:p>
          </table:table-cell>
          <table:table-cell office:value-type="float" office:value="-58.1405184333298" calcext:value-type="float">
            <text:p>-58.1405184333298</text:p>
          </table:table-cell>
          <table:table-cell office:value-type="float" office:value="178.247637189221" calcext:value-type="float">
            <text:p>178.247637189221</text:p>
          </table:table-cell>
          <table:table-cell office:value-type="float" office:value="-0.0410038862159118" calcext:value-type="float">
            <text:p>-0.041003886215912</text:p>
          </table:table-cell>
          <table:table-cell office:value-type="float" office:value="-43.4390054783147" calcext:value-type="float">
            <text:p>-43.4390054783147</text:p>
          </table:table-cell>
          <table:table-cell office:value-type="float" office:value="-50.5745876238537" calcext:value-type="float">
            <text:p>-50.5745876238537</text:p>
          </table:table-cell>
          <table:table-cell office:value-type="float" office:value="-66.9668067032959" calcext:value-type="float">
            <text:p>-66.9668067032959</text:p>
          </table:table-cell>
          <table:table-cell office:value-type="float" office:value="-58.1405184333298" calcext:value-type="float">
            <text:p>-58.1405184333298</text:p>
          </table:table-cell>
          <table:table-cell office:value-type="float" office:value="178.247637189221" calcext:value-type="float">
            <text:p>178.247637189221</text:p>
          </table:table-cell>
          <table:table-cell office:value-type="float" office:value="-40.3402329209339" calcext:value-type="float">
            <text:p>-40.3402329209339</text:p>
          </table:table-cell>
          <table:table-cell office:value-type="float" office:value="-128.609211627277" calcext:value-type="float">
            <text:p>-128.609211627277</text:p>
          </table:table-cell>
          <table:table-cell office:value-type="float" office:value="-50.7132463003306" calcext:value-type="float">
            <text:p>-50.7132463003306</text:p>
          </table:table-cell>
          <table:table-cell office:value-type="float" office:value="155.217320611618" calcext:value-type="float">
            <text:p>155.217320611618</text:p>
          </table:table-cell>
          <table:table-cell office:value-type="float" office:value="-0.0460954603263268" calcext:value-type="float">
            <text:p>-0.046095460326327</text:p>
          </table:table-cell>
          <table:table-cell office:value-type="float" office:value="-43.5761754707815" calcext:value-type="float">
            <text:p>-43.5761754707815</text:p>
          </table:table-cell>
          <table:table-cell office:value-type="float" office:value="-0.0410038862159118" calcext:value-type="float">
            <text:p>-0.041003886215912</text:p>
          </table:table-cell>
          <table:table-cell office:value-type="float" office:value="-43.4390054783147" calcext:value-type="float">
            <text:p>-43.4390054783147</text:p>
          </table:table-cell>
          <table:table-cell office:value-type="float" office:value="-50.7132463003306" calcext:value-type="float">
            <text:p>-50.7132463003306</text:p>
          </table:table-cell>
          <table:table-cell office:value-type="float" office:value="155.217320611618" calcext:value-type="float">
            <text:p>155.217320611618</text:p>
          </table:table-cell>
          <table:table-cell office:value-type="float" office:value="-43.2652832468093" calcext:value-type="float">
            <text:p>-43.2652832468093</text:p>
          </table:table-cell>
          <table:table-cell office:value-type="float" office:value="-102.580318663472" calcext:value-type="float">
            <text:p>-102.580318663472</text:p>
          </table:table-cell>
          <table:table-cell office:value-type="float" office:value="-60.2249503157893" calcext:value-type="float">
            <text:p>-60.2249503157893</text:p>
          </table:table-cell>
          <table:table-cell office:value-type="float" office:value="-105.803538752997" calcext:value-type="float">
            <text:p>-105.803538752997</text:p>
          </table:table-cell>
          <table:table-cell office:value-type="float" office:value="-50.5745876238537" calcext:value-type="float">
            <text:p>-50.5745876238537</text:p>
          </table:table-cell>
          <table:table-cell office:value-type="float" office:value="-66.9668067032959" calcext:value-type="float">
            <text:p>-66.9668067032959</text:p>
          </table:table-cell>
          <table:table-cell office:value-type="float" office:value="-0.0460954603263268" calcext:value-type="float">
            <text:p>-0.046095460326327</text:p>
          </table:table-cell>
          <table:table-cell office:value-type="float" office:value="-43.5761754707815" calcext:value-type="float">
            <text:p>-43.5761754707815</text:p>
          </table:table-cell>
          <table:table-cell office:value-type="float" office:value="-60.2249503157893" calcext:value-type="float">
            <text:p>-60.2249503157893</text:p>
          </table:table-cell>
          <table:table-cell office:value-type="float" office:value="-105.803538752997" calcext:value-type="float">
            <text:p>-105.803538752997</text:p>
          </table:table-cell>
          <table:table-cell office:value-type="float" office:value="-39.4590162180257" calcext:value-type="float">
            <text:p>-39.4590162180257</text:p>
          </table:table-cell>
          <table:table-cell office:value-type="float" office:value="-107.714753980895" calcext:value-type="float">
            <text:p>-107.714753980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45.677420805306" calcext:value-type="float">
            <text:p>-45.677420805306</text:p>
          </table:table-cell>
          <table:table-cell office:value-type="float" office:value="-84.5802093780549" calcext:value-type="float">
            <text:p>-84.5802093780549</text:p>
          </table:table-cell>
          <table:table-cell office:value-type="float" office:value="-59.7568062653211" calcext:value-type="float">
            <text:p>-59.7568062653211</text:p>
          </table:table-cell>
          <table:table-cell office:value-type="float" office:value="-162.819431768509" calcext:value-type="float">
            <text:p>-162.819431768509</text:p>
          </table:table-cell>
          <table:table-cell office:value-type="float" office:value="-0.0408122941593626" calcext:value-type="float">
            <text:p>-0.040812294159363</text:p>
          </table:table-cell>
          <table:table-cell office:value-type="float" office:value="-43.43620208185" calcext:value-type="float">
            <text:p>-43.43620208185</text:p>
          </table:table-cell>
          <table:table-cell office:value-type="float" office:value="-51.5111549136061" calcext:value-type="float">
            <text:p>-51.5111549136061</text:p>
          </table:table-cell>
          <table:table-cell office:value-type="float" office:value="-69.2121380087695" calcext:value-type="float">
            <text:p>-69.2121380087695</text:p>
          </table:table-cell>
          <table:table-cell office:value-type="float" office:value="-59.7568062653211" calcext:value-type="float">
            <text:p>-59.7568062653211</text:p>
          </table:table-cell>
          <table:table-cell office:value-type="float" office:value="-162.819431768509" calcext:value-type="float">
            <text:p>-162.819431768509</text:p>
          </table:table-cell>
          <table:table-cell office:value-type="float" office:value="-45.4237018592583" calcext:value-type="float">
            <text:p>-45.4237018592583</text:p>
          </table:table-cell>
          <table:table-cell office:value-type="float" office:value="-106.41954197491" calcext:value-type="float">
            <text:p>-106.41954197491</text:p>
          </table:table-cell>
          <table:table-cell office:value-type="float" office:value="-51.7619938126142" calcext:value-type="float">
            <text:p>-51.7619938126142</text:p>
          </table:table-cell>
          <table:table-cell office:value-type="float" office:value="158.809059831518" calcext:value-type="float">
            <text:p>158.809059831518</text:p>
          </table:table-cell>
          <table:table-cell office:value-type="float" office:value="-0.0455043368202765" calcext:value-type="float">
            <text:p>-0.045504336820277</text:p>
          </table:table-cell>
          <table:table-cell office:value-type="float" office:value="-43.5682197374976" calcext:value-type="float">
            <text:p>-43.5682197374976</text:p>
          </table:table-cell>
          <table:table-cell office:value-type="float" office:value="-0.0408122941593626" calcext:value-type="float">
            <text:p>-0.040812294159363</text:p>
          </table:table-cell>
          <table:table-cell office:value-type="float" office:value="-43.43620208185" calcext:value-type="float">
            <text:p>-43.43620208185</text:p>
          </table:table-cell>
          <table:table-cell office:value-type="float" office:value="-51.7619938126142" calcext:value-type="float">
            <text:p>-51.7619938126142</text:p>
          </table:table-cell>
          <table:table-cell office:value-type="float" office:value="158.809059831518" calcext:value-type="float">
            <text:p>158.809059831518</text:p>
          </table:table-cell>
          <table:table-cell office:value-type="float" office:value="-48.5516926333942" calcext:value-type="float">
            <text:p>-48.5516926333942</text:p>
          </table:table-cell>
          <table:table-cell office:value-type="float" office:value="-108.85145011822" calcext:value-type="float">
            <text:p>-108.85145011822</text:p>
          </table:table-cell>
          <table:table-cell office:value-type="float" office:value="-60.9109910045749" calcext:value-type="float">
            <text:p>-60.9109910045749</text:p>
          </table:table-cell>
          <table:table-cell office:value-type="float" office:value="-135.513297811184" calcext:value-type="float">
            <text:p>-135.513297811184</text:p>
          </table:table-cell>
          <table:table-cell office:value-type="float" office:value="-51.5111549136061" calcext:value-type="float">
            <text:p>-51.5111549136061</text:p>
          </table:table-cell>
          <table:table-cell office:value-type="float" office:value="-69.2121380087695" calcext:value-type="float">
            <text:p>-69.2121380087695</text:p>
          </table:table-cell>
          <table:table-cell office:value-type="float" office:value="-0.0455043368202765" calcext:value-type="float">
            <text:p>-0.045504336820277</text:p>
          </table:table-cell>
          <table:table-cell office:value-type="float" office:value="-43.5682197374976" calcext:value-type="float">
            <text:p>-43.5682197374976</text:p>
          </table:table-cell>
          <table:table-cell office:value-type="float" office:value="-60.9109910045749" calcext:value-type="float">
            <text:p>-60.9109910045749</text:p>
          </table:table-cell>
          <table:table-cell office:value-type="float" office:value="-135.513297811184" calcext:value-type="float">
            <text:p>-135.513297811184</text:p>
          </table:table-cell>
          <table:table-cell office:value-type="float" office:value="-44.8522407483516" calcext:value-type="float">
            <text:p>-44.8522407483516</text:p>
          </table:table-cell>
          <table:table-cell office:value-type="float" office:value="-101.250650436767" calcext:value-type="float">
            <text:p>-101.250650436767</text:p>
          </table:table-cell>
        </table:table-row>
        <table:table-row table:style-name="ro1">
          <table:table-cell table:number-columns-repeated="33"/>
        </table:table-row>
        <table:table-row table:style-name="ro1">
          <table:table-cell table:number-columns-repeated="6"/>
          <table:table-cell office:value-type="string" calcext:value-type="string">
            <text:p>diff to OpenParEM2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ven mode transmission is S31</text:p>
          </table:table-cell>
          <table:table-cell table:number-columns-repeated="2"/>
          <table:table-cell office:value-type="string" calcext:value-type="string">
            <text:p>mag</text:p>
          </table:table-cell>
          <table:table-cell table:formula="of:=[.F20]" office:value-type="float" office:value="-0.0408122941593626" calcext:value-type="float">
            <text:p>-0.040812294159363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hase</text:p>
          </table:table-cell>
          <table:table-cell table:formula="of:=[.G20]" office:value-type="float" office:value="-43.43620208185" calcext:value-type="float">
            <text:p>-43.43620208185</text:p>
          </table:table-cell>
          <table:table-cell/>
          <table:table-cell table:formula="of:=[.G3]-[.E24]" office:value-type="float" office:value="0.359934429719758" calcext:value-type="float">
            <text:p>0.359934429719758</text:p>
          </table:table-cell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odd mode transmission is S42</text:p>
          </table:table-cell>
          <table:table-cell table:number-columns-repeated="2"/>
          <table:table-cell office:value-type="string" calcext:value-type="string">
            <text:p>mag</text:p>
          </table:table-cell>
          <table:table-cell table:formula="of:=[.P20]" office:value-type="float" office:value="-0.0455043368202765" calcext:value-type="float">
            <text:p>-0.045504336820277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phase</text:p>
          </table:table-cell>
          <table:table-cell table:formula="of:=[.Q20]" office:value-type="float" office:value="-43.5682197374976" calcext:value-type="float">
            <text:p>-43.5682197374976</text:p>
          </table:table-cell>
          <table:table-cell/>
          <table:table-cell table:formula="of:=[.G4]-[.E27]" office:value-type="float" office:value="0.500435298482074" calcext:value-type="float">
            <text:p>0.500435298482074</text:p>
          </table:table-cell>
          <table:table-cell table:number-columns-repeated="26"/>
        </table:table-row>
        <table:table-row table:style-name="ro1">
          <table:table-cell table:number-columns-repeated="33"/>
        </table:table-row>
        <table:table-row table:style-name="ro1">
          <table:table-cell office:value-type="string" calcext:value-type="string">
            <text:p>Conductor losses affect propagation delay in OpenParEM3D but not OpenParEM2D, which includes conductor losses perturbationally. <text:s/>Considering this, the phase agreement is good at about ½ degree.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For this very low-loss structure, better agreement on losses would require a more accurate simulation in OpenParEM3D. <text:s/>Both simulations indicate very low losses.</text:p>
          </table:table-cell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3">00/00/0000</text:date>, <text:time style:data-style-name="N2" text:time-value="11:31:55.6323681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3T07:26:00.218714429</meta:creation-date>
    <dc:date>2025-03-03T11:36:54.195297796</dc:date>
    <meta:editing-duration>PT23M35S</meta:editing-duration>
    <meta:editing-cycles>9</meta:editing-cycles>
    <meta:generator>LibreOffice/6.4.7.2$Linux_X86_64 LibreOffice_project/40$Build-2</meta:generator>
    <meta:document-statistic meta:table-count="1" meta:cell-count="190" meta:object-count="0"/>
  </office:meta>
</office:document-meta>
</file>